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style:style>
    <style:style style:name="P2" style:family="paragraph" style:parent-style-name="Standard" style:master-page-name="Standard">
      <style:paragraph-properties fo:margin-top="0in" fo:margin-bottom="0.139in" fo:line-height="115%" style:page-number="auto"/>
    </style:style>
    <style:style style:name="P3" style:family="paragraph" style:parent-style-name="Standard">
      <style:paragraph-properties fo:margin-top="0in" fo:margin-bottom="0.139in" fo:line-height="115%"/>
      <style:text-properties style:font-name-asian="Calibri1" style:font-name-complex="Calibri1"/>
    </style:style>
    <style:style style:name="T1" style:family="text">
      <style:text-properties style:font-name-asian="Calibri1" style:font-name-complex="Calibri1"/>
    </style:style>
    <style:style style:name="T2" style:family="text">
      <style:text-properties fo:language="en" fo:country="US"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art 1:<text:line-break/>The applicant should construct a </text:span><text:span text:style-name="T2">desktop</text:span><text:span text:style-name="T1"> web page that corresponds to the specified design using HTML, CSS, Javascript and media files provided. In addition, the applicant can use other libraries to enhance the design and add animations to certain portions of the website.</text:span></text:p>
      <text:p text:style-name="P1"/>
      <text:p text:style-name="P3">Part 2:</text:p>
      <text:p text:style-name="P3">The applicant must ensure that the web page created is displayed correctly on mobile devices utilizing HTML, CSS, and Javascript. The candidate can use other libraries and frameworks and come up with his own design thoughts for this mobile-based template as long as all the components are visible.</text:p>
      <text:p text:style-name="P3"/>
      <text:p text:style-name="P3">Part 3: </text:p>
      <text:p text:style-name="P3">The applicant may offer suggestions for reducing potential page load time problems related to the supplied media assets.</text:p>
      <text:p text:style-name="P1"/>
      <text:p text:style-name="P3">Note: Use of PHP is suggested but not manda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SimSun" style:font-size-asian="11pt" style:language-asian="en" style:country-asian="GB"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abel Abdilla</meta:initial-creator>
    <meta:editing-cycles>4</meta:editing-cycles>
    <meta:creation-date>2021-12-27T11:39:00</meta:creation-date>
    <dc:date>2023-11-03T09:02:52.59</dc:date>
    <meta:editing-duration>PT2M36S</meta:editing-duration>
    <meta:generator>OpenOffice/4.1.7$Win32 OpenOffice.org_project/417m1$Build-9800</meta:generator>
    <meta:document-statistic meta:table-count="0" meta:image-count="0" meta:object-count="0" meta:page-count="1" meta:paragraph-count="6" meta:word-count="124" meta:character-count="7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